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62cm" style:rel-column-width="1736*"/>
    </style:style>
    <style:style style:name="Table1.B" style:family="table-column">
      <style:table-column-properties style:column-width="5.14cm" style:rel-column-width="2914*"/>
    </style:style>
    <style:style style:name="Table1.C" style:family="table-column">
      <style:table-column-properties style:column-width="4.094cm" style:rel-column-width="2321*"/>
    </style:style>
    <style:style style:name="Table1.D" style:family="table-column">
      <style:table-column-properties style:column-width="4.704cm" style:rel-column-width="2667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05fc38" officeooo:paragraph-rsid="0005fc38" style:font-weight-asian="bold" style:font-weight-complex="bold"/>
    </style:style>
    <style:style style:name="P2" style:family="paragraph" style:parent-style-name="Standard">
      <style:text-properties fo:font-weight="normal" officeooo:rsid="0005fc38" officeooo:paragraph-rsid="0005fc38" style:font-weight-asian="normal" style:font-weight-complex="normal"/>
    </style:style>
    <style:style style:name="P3" style:family="paragraph" style:parent-style-name="Standard">
      <style:text-properties officeooo:paragraph-rsid="00198a62"/>
    </style:style>
    <style:style style:name="P4" style:family="paragraph" style:parent-style-name="Table_20_Contents">
      <style:text-properties officeooo:rsid="00097851" officeooo:paragraph-rsid="00097851"/>
    </style:style>
    <style:style style:name="P5" style:family="paragraph" style:parent-style-name="Table_20_Contents">
      <style:text-properties officeooo:rsid="00097851" officeooo:paragraph-rsid="0012455f"/>
    </style:style>
    <style:style style:name="P6" style:family="paragraph" style:parent-style-name="Table_20_Contents">
      <style:text-properties officeooo:paragraph-rsid="00097851"/>
    </style:style>
    <style:style style:name="P7" style:family="paragraph" style:parent-style-name="Table_20_Contents">
      <style:text-properties fo:font-weight="bold" officeooo:rsid="00097851" officeooo:paragraph-rsid="00097851" style:font-weight-asian="bold" style:font-weight-complex="bold"/>
    </style:style>
    <style:style style:name="P8" style:family="paragraph" style:parent-style-name="Table_20_Contents">
      <style:text-properties fo:font-weight="bold" officeooo:rsid="0025c535" officeooo:paragraph-rsid="0025c535" style:font-weight-asian="bold" style:font-weight-complex="bold"/>
    </style:style>
    <style:style style:name="P9" style:family="paragraph" style:parent-style-name="Table_20_Contents">
      <style:text-properties officeooo:paragraph-rsid="000a86c4"/>
    </style:style>
    <style:style style:name="P10" style:family="paragraph" style:parent-style-name="Table_20_Contents">
      <style:text-properties officeooo:paragraph-rsid="000bca0a"/>
    </style:style>
    <style:style style:name="P11" style:family="paragraph" style:parent-style-name="Table_20_Contents">
      <style:text-properties officeooo:paragraph-rsid="000f6374"/>
    </style:style>
    <style:style style:name="P12" style:family="paragraph" style:parent-style-name="Table_20_Contents">
      <style:text-properties officeooo:rsid="0025c535" officeooo:paragraph-rsid="0025c535"/>
    </style:style>
    <style:style style:name="P13" style:family="paragraph" style:parent-style-name="Table_20_Contents">
      <style:text-properties officeooo:paragraph-rsid="0025c535"/>
    </style:style>
    <style:style style:name="T1" style:family="text">
      <style:text-properties fo:font-weight="normal" officeooo:rsid="0005fc38" style:font-weight-asian="normal" style:font-weight-complex="normal"/>
    </style:style>
    <style:style style:name="T2" style:family="text">
      <style:text-properties fo:font-weight="normal" officeooo:rsid="00097851" style:font-weight-asian="normal" style:font-weight-complex="normal"/>
    </style:style>
    <style:style style:name="T3" style:family="text">
      <style:text-properties fo:font-weight="normal" officeooo:rsid="000c849e" style:font-weight-asian="normal" style:font-weight-complex="normal"/>
    </style:style>
    <style:style style:name="T4" style:family="text">
      <style:text-properties fo:font-weight="normal" officeooo:rsid="000d3abd" style:font-weight-asian="normal" style:font-weight-complex="normal"/>
    </style:style>
    <style:style style:name="T5" style:family="text">
      <style:text-properties officeooo:rsid="00079858"/>
    </style:style>
    <style:style style:name="T6" style:family="text">
      <style:text-properties officeooo:rsid="00097851"/>
    </style:style>
    <style:style style:name="T7" style:family="text">
      <style:text-properties officeooo:rsid="000a86c4"/>
    </style:style>
    <style:style style:name="T8" style:family="text">
      <style:text-properties style:text-underline-style="solid" style:text-underline-width="auto" style:text-underline-color="font-color" officeooo:rsid="000bca0a"/>
    </style:style>
    <style:style style:name="T9" style:family="text">
      <style:text-properties style:text-underline-style="solid" style:text-underline-width="auto" style:text-underline-color="font-color" officeooo:rsid="000f6374"/>
    </style:style>
    <style:style style:name="T10" style:family="text">
      <style:text-properties officeooo:rsid="000bca0a"/>
    </style:style>
    <style:style style:name="T11" style:family="text">
      <style:text-properties fo:font-style="italic" fo:font-weight="normal" officeooo:rsid="000d3ab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f6374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officeooo:rsid="000d3ab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f637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520f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5ea3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7afb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98a6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800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cbf0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cf1b1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ed89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0d61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3b7d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480e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4bc0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51f2e" style:font-style-asian="normal" style:font-weight-asian="normal" style:font-style-complex="normal" style:font-weight-complex="normal"/>
    </style:style>
    <style:style style:name="T28" style:family="text">
      <style:text-properties officeooo:rsid="000d3bd1"/>
    </style:style>
    <style:style style:name="T29" style:family="text">
      <style:text-properties style:text-underline-style="none" officeooo:rsid="000bca0a"/>
    </style:style>
    <style:style style:name="T30" style:family="text">
      <style:text-properties officeooo:rsid="000f6374"/>
    </style:style>
    <style:style style:name="T31" style:family="text">
      <style:text-properties officeooo:rsid="0010ac45"/>
    </style:style>
    <style:style style:name="T32" style:family="text">
      <style:text-properties officeooo:rsid="0012d4db"/>
    </style:style>
    <style:style style:name="T33" style:family="text">
      <style:text-properties officeooo:rsid="001415ef"/>
    </style:style>
    <style:style style:name="T34" style:family="text">
      <style:text-properties officeooo:rsid="00221870"/>
    </style:style>
    <style:style style:name="T35" style:family="text">
      <style:text-properties officeooo:rsid="00231b00"/>
    </style:style>
    <style:style style:name="T36" style:family="text">
      <style:text-properties officeooo:rsid="0023b7d1"/>
    </style:style>
    <style:style style:name="T37" style:family="text">
      <style:text-properties officeooo:rsid="0025c535"/>
    </style:style>
    <style:style style:name="T38" style:family="text">
      <style:text-properties officeooo:rsid="00279f7b"/>
    </style:style>
    <style:style style:name="T39" style:family="text">
      <style:text-properties officeooo:rsid="002a245d"/>
    </style:style>
    <style:style style:name="T40" style:family="text">
      <style:text-properties officeooo:rsid="002a36b1"/>
    </style:style>
    <style:style style:name="T41" style:family="text">
      <style:text-properties officeooo:rsid="002a997d"/>
    </style:style>
    <style:style style:name="T42" style:family="text">
      <style:text-properties officeooo:rsid="002be4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ve vs. Dynamic Visualization</text:p>
      <text:p text:style-name="P1"/>
      <text:p text:style-name="P3"><text:span text:style-name="T1"><text:tab/>While “interactive data visualization” is a popular term, </text:span><text:span text:style-name="T3">there seems to be little consensus as to what </text:span><text:span text:style-name="T4">the titular</text:span><text:span text:style-name="T3"> “interactivity” means</text:span><text:span text:style-name="T1">. For example, the R Graph Gallery </text:span><text:span text:style-name="T2">page on Interactive charts (https://r-graph-gallery.com/interactive-charts.html)</text:span><text:span text:style-name="T1"> features several </text:span><text:span text:style-name="T3">plots</text:span><text:span text:style-name="T1"> which </text:span><text:span text:style-name="T2">allow for the following </text:span><text:span text:style-name="T3">user interactions</text:span><text:span text:style-name="T2">: zooming, panning, hovering, 3D rotation, </text:span><text:span text:style-name="T3">and node repositioning in a network graph</text:span><text:span text:style-name="T2">. </text:span><text:span text:style-name="T4">Importantly, in all of the examples above, </text:span><text:span text:style-name="T11">the interaction and its results take place within the same plot. </text:span><text:span text:style-name="T13">In contrast, the plotly Dash documentation page on Interactive Visualizations (</text:span><text:a xlink:type="simple" xlink:href="https://dash.plotly.com/interactive-graphing" text:style-name="Internet_20_link" text:visited-style-name="Visited_20_Internet_20_Link"><text:span text:style-name="T13">https://dash.plotly.com/interactive-graphing</text:span></text:a><text:span text:style-name="T13">) features examples of linked hovering and cross-filtering, where the </text:span><text:span text:style-name="T11">user’s interaction with</text:span><text:span text:style-name="T12">in</text:span><text:span text:style-name="T11"> one plot propagates into another plot</text:span><text:span text:style-name="T13"> (e.g. selecting </text:span><text:span text:style-name="T15">few </text:span><text:span text:style-name="T13">points </text:span><text:span text:style-name="T15">within</text:span><text:span text:style-name="T13"> </text:span><text:span text:style-name="T15">a scatterplot highlights the same data rows in another</text:span><text:span text:style-name="T13">). </text:span><text:span text:style-name="T14">These </text:span><text:span text:style-name="T18">two </text:span><text:span text:style-name="T21">sets of</text:span><text:span text:style-name="T18"> examples represent</text:span><text:span text:style-name="T14"> fundamentally different </text:span><text:span text:style-name="T21">types of</text:span><text:span text:style-name="T14"> interactivity. </text:span><text:span text:style-name="T15">The f</text:span><text:span text:style-name="T18">irst</text:span><text:span text:style-name="T15"> – interaction within a single isolated plot – requires only access to the data and manipulation of either the graphical attributes of the plot or </text:span><text:span text:style-name="T16">the</text:span><text:span text:style-name="T15"> scales/coordinate system. The </text:span><text:span text:style-name="T18">second</text:span><text:span text:style-name="T15"> – interaction </text:span><text:span text:style-name="T17">which</text:span><text:span text:style-name="T15"> propagates between plots – requires an </text:span><text:span text:style-name="T16">additional data structure that </text:span><text:span text:style-name="T22">keeps track of</text:span><text:span text:style-name="T16"> which rows are currently selected. </text:span><text:span text:style-name="T23">Furthemore, </text:span><text:span text:style-name="T25">when</text:span><text:span text:style-name="T23"> there isn’t a one-to-one relationship between the rows of the data and </text:span><text:span text:style-name="T24">their graphical representation shown on screen – </text:span><text:span text:style-name="T27">when, for example,</text:span><text:span text:style-name="T24"> </text:span><text:span text:style-name="T26">the height of a bar in a barplot represents a number of cases with the identical x-value – then whatever statistical transformation underlies the graphical representation </text:span><text:span text:style-name="T27">also</text:span><text:span text:style-name="T26"> needs to be recomputed every time new rows of data are selected. <text:s/></text:span></text:p>
      <text:p text:style-name="P3"><text:span text:style-name="T16"/></text:p>
      <text:p text:style-name="P3"><text:span text:style-name="T16"><text:tab/></text:span><text:span text:style-name="T18">I propose three-tiered system </text:span><text:span text:style-name="T19">to classify interactiv</text:span><text:span text:style-name="T20">e visualizations based on complexity</text:span><text:span text:style-name="T19">: dynamic visualizations, interactive visualizations, and truly interactive/communicating visualizations. </text:span><text:span text:style-name="T21">Firstly, dynamic visualizations </text:span><text:span text:style-name="T19"><text:s/></text:span><text:span text:style-name="T18"><text:s/></text:span><text:span text:style-name="T16"><text:s/></text:span>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39010692240">
          <table:table-cell table:style-name="Table1.A1" office:value-type="string">
            <text:p text:style-name="P7">Visualization type</text:p>
          </table:table-cell>
          <table:table-cell table:style-name="Table1.A1" office:value-type="string">
            <text:p text:style-name="P7"><text:span text:style-name="T7">Typical a</text:span>ctions</text:p>
          </table:table-cell>
          <table:table-cell table:style-name="Table1.A1" office:value-type="string">
            <text:p text:style-name="P8">Frequency of statistical transformations</text:p>
          </table:table-cell>
          <table:table-cell table:style-name="Table1.A1" office:value-type="string">
            <text:p text:style-name="P7">Complexity</text:p>
          </table:table-cell>
        </table:table-row>
        <table:table-row table:style-name="TableLine94739010692240">
          <table:table-cell table:style-name="Table1.A1" office:value-type="string">
            <text:p text:style-name="P5">Truly interactive/</text:p>
            <text:p text:style-name="P5">Communicating</text:p>
          </table:table-cell>
          <table:table-cell table:style-name="Table1.A1" office:value-type="string">
            <text:p text:style-name="P9"><text:span text:style-name="T7">Cross-filtering, </text:span><text:span text:style-name="T28">brushing, and linking</text:span><text:span text:style-name="T7"> between </text:span><text:span text:style-name="T10">multiple</text:span><text:span text:style-name="T7"> plots </text:span><text:span text:style-name="T29">with graphical objects that </text:span><text:span text:style-name="T8">may not be one-to-one representations of the data</text:span></text:p>
          </table:table-cell>
          <table:table-cell table:style-name="Table1.A1" office:value-type="string">
            <text:p text:style-name="P13"><text:span text:style-name="T39">Often</text:span><text:span text:style-name="T38">: e</text:span><text:span text:style-name="T37">very time new case is selected</text:span></text:p>
          </table:table-cell>
          <table:table-cell table:style-name="Table1.A1" office:value-type="string">
            <text:p text:style-name="P6"><text:span text:style-name="T6">High: requires internal representation </text:span><text:span text:style-name="T30">of </text:span><text:span text:style-name="T9">which</text:span><text:span text:style-name="T30"> </text:span><text:span text:style-name="T34">data</text:span><text:span text:style-name="T30"> rows are selected</text:span><text:span text:style-name="T7"> and </text:span><text:span text:style-name="T9">how</text:span><text:span text:style-name="T30"> this propagates into </text:span><text:span text:style-name="T32">the</text:span><text:span text:style-name="T7"> statistical transformations </text:span><text:span text:style-name="T36">behind graphical representations shown on screen</text:span></text:p>
          </table:table-cell>
        </table:table-row>
        <table:table-row table:style-name="TableLine94739010692240">
          <table:table-cell table:style-name="Table1.A1" office:value-type="string">
            <text:p text:style-name="P4"><text:span text:style-name="T41">Embarassingly </text:span><text:span text:style-name="T42">i</text:span>nteractive</text:p>
          </table:table-cell>
          <table:table-cell table:style-name="Table1.A1" office:value-type="string">
            <text:p text:style-name="P10"><text:span text:style-name="T10">Cross-filtering, </text:span><text:span text:style-name="T28">brushing, and linking</text:span><text:span text:style-name="T10"> between </text:span><text:span text:style-name="T30">multiple</text:span><text:span text:style-name="T10"> plots that show</text:span><text:span text:style-name="T8"> one-to-one representations of the data only </text:span></text:p>
          </table:table-cell>
          <table:table-cell table:style-name="Table1.A1" office:value-type="string">
            <text:p text:style-name="P12">Never: every case has its own graphical representation</text:p>
          </table:table-cell>
          <table:table-cell table:style-name="Table1.A1" office:value-type="string">
            <text:p text:style-name="P10"><text:span text:style-name="T10">Intermediate: requires internal representation of </text:span><text:span text:style-name="T9">which</text:span><text:span text:style-name="T30"> </text:span><text:span text:style-name="T35">data</text:span><text:span text:style-name="T10"> rows are selected</text:span></text:p>
          </table:table-cell>
        </table:table-row>
        <table:table-row table:style-name="TableLine94739010692240">
          <table:table-cell table:style-name="Table1.A1" office:value-type="string">
            <text:p text:style-name="P4">Dynamic</text:p>
          </table:table-cell>
          <table:table-cell table:style-name="Table1.A1" office:value-type="string">
            <text:p text:style-name="P10"><text:span text:style-name="T10">Zooming, panning, </text:span><text:span text:style-name="T32">hovering, selecting points within a single plot</text:span></text:p>
          </table:table-cell>
          <table:table-cell table:style-name="Table1.A1" office:value-type="string">
            <text:p text:style-name="P13"><text:span text:style-name="T37">Once: statistical transformations are computed </text:span><text:span text:style-name="T40">only</text:span><text:span text:style-name="T37"> once </text:span><text:span text:style-name="T40">when the plot is initialized</text:span></text:p>
          </table:table-cell>
          <table:table-cell table:style-name="Table1.A1" office:value-type="string">
            <text:p text:style-name="P11"><text:span text:style-name="T30">Low: requires </text:span><text:span text:style-name="T33">only access to the data and</text:span><text:span text:style-name="T31"> manipulation of graphical attributes and scales/coordinate system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1">Principles</text:p>
      <text:p text:style-name="P2"/>
      <text:p text:style-name="P2">See Everything Everywhere All <text:span text:style-name="T5">A</text:span>t Once</text:p>
      <text:p text:style-name="P2">Minimize Unintended <text:span text:style-name="T5">Changes (no hove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1:21:38.262430450</meta:creation-date>
    <meta:generator>LibreOffice/6.4.7.2$Linux_X86_64 LibreOffice_project/40$Build-2</meta:generator>
    <dc:date>2022-06-20T14:38:31.917818859</dc:date>
    <meta:editing-duration>PT1H33M20S</meta:editing-duration>
    <meta:editing-cycles>36</meta:editing-cycles>
    <meta:document-statistic meta:table-count="1" meta:image-count="0" meta:object-count="0" meta:page-count="2" meta:paragraph-count="23" meta:word-count="408" meta:character-count="3046" meta:non-whitespace-character-count="2646"/>
  </office:meta>
</office:document-meta>
</file>